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16pt" style:text-underline-style="solid" style:text-underline-width="auto" style:text-underline-color="font-color" officeooo:rsid="00082f1b" officeooo:paragraph-rsid="00082f1b" style:font-size-asian="14pt" style:font-size-complex="16pt"/>
    </style:style>
    <style:style style:name="P2" style:family="paragraph" style:parent-style-name="Standard">
      <style:paragraph-properties fo:text-align="start" style:justify-single-word="false"/>
      <style:text-properties fo:font-size="12pt" style:text-underline-style="none" officeooo:rsid="00082f1b" officeooo:paragraph-rsid="00082f1b" style:font-size-asian="10.5pt" style:font-size-complex="12pt"/>
    </style:style>
    <style:style style:name="P3" style:family="paragraph" style:parent-style-name="Standard">
      <style:paragraph-properties fo:text-align="start" style:justify-single-word="false"/>
      <style:text-properties fo:font-size="12pt" style:text-underline-style="none" officeooo:rsid="000d07b0" officeooo:paragraph-rsid="000d07b0" style:font-size-asian="10.5pt" style:font-size-complex="12pt"/>
    </style:style>
    <style:style style:name="P4" style:family="paragraph" style:parent-style-name="Standard">
      <style:paragraph-properties fo:text-align="start" style:justify-single-word="false"/>
      <style:text-properties fo:font-size="12pt" style:text-underline-style="none" officeooo:rsid="000e8fad" officeooo:paragraph-rsid="000e8fad" style:font-size-asian="10.5pt" style:font-size-complex="12pt"/>
    </style:style>
    <style:style style:name="P5" style:family="paragraph" style:parent-style-name="Standard">
      <style:paragraph-properties fo:text-align="start" style:justify-single-word="false"/>
      <style:text-properties fo:font-size="12pt" style:text-underline-style="none" officeooo:rsid="00104579" officeooo:paragraph-rsid="00104579" style:font-size-asian="10.5pt" style:font-size-complex="12pt"/>
    </style:style>
    <style:style style:name="P6" style:family="paragraph" style:parent-style-name="Standard">
      <style:paragraph-properties fo:text-align="start" style:justify-single-word="false"/>
      <style:text-properties fo:font-size="12pt" style:text-underline-style="none" officeooo:rsid="00112daa" officeooo:paragraph-rsid="00112daa" style:font-size-asian="10.5pt" style:font-size-complex="12pt"/>
    </style:style>
    <style:style style:name="P7" style:family="paragraph" style:parent-style-name="Standard">
      <style:paragraph-properties fo:text-align="start" style:justify-single-word="false"/>
      <style:text-properties fo:font-size="12pt" style:text-underline-style="none" officeooo:rsid="00112daa" officeooo:paragraph-rsid="00112daa" fo:background-color="#ec9ba4" style:font-size-asian="10.5pt" style:font-size-complex="12pt"/>
    </style:style>
    <style:style style:name="P8" style:family="paragraph" style:parent-style-name="Standard">
      <style:paragraph-properties fo:text-align="start" style:justify-single-word="false"/>
      <style:text-properties fo:font-size="12pt" style:text-underline-style="none" officeooo:rsid="00112daa" officeooo:paragraph-rsid="00112daa" fo:background-color="#81d41a" style:font-size-asian="10.5pt" style:font-size-complex="12pt"/>
    </style:style>
    <style:style style:name="P9" style:family="paragraph" style:parent-style-name="Standard">
      <style:paragraph-properties fo:text-align="start" style:justify-single-word="false"/>
      <style:text-properties fo:font-size="12pt" style:text-underline-style="none" officeooo:rsid="00145cbf" officeooo:paragraph-rsid="001625bb" style:font-size-asian="10.5pt" style:font-size-complex="12pt"/>
    </style:style>
    <style:style style:name="P10" style:family="paragraph" style:parent-style-name="Standard">
      <style:paragraph-properties fo:text-align="start" style:justify-single-word="false"/>
      <style:text-properties fo:font-size="12pt" style:text-underline-style="none" officeooo:rsid="001271e0" officeooo:paragraph-rsid="001271e0" style:font-size-asian="10.5pt" style:font-size-complex="12pt"/>
    </style:style>
    <style:style style:name="P11" style:family="paragraph" style:parent-style-name="Standard">
      <style:paragraph-properties fo:text-align="start" style:justify-single-word="false"/>
      <style:text-properties fo:font-size="12pt" style:text-underline-style="none" officeooo:rsid="001271e0" officeooo:paragraph-rsid="001271e0" fo:background-color="#b4c7dc" style:font-size-asian="10.5pt" style:font-size-complex="12pt"/>
    </style:style>
    <style:style style:name="P12" style:family="paragraph" style:parent-style-name="Standard">
      <style:paragraph-properties fo:text-align="start" style:justify-single-word="false"/>
      <style:text-properties fo:font-size="12pt" style:text-underline-style="none" officeooo:rsid="0012efd9" officeooo:paragraph-rsid="0012efd9" fo:background-color="#ec9ba4" style:font-size-asian="10.5pt" style:font-size-complex="12pt"/>
    </style:style>
    <style:style style:name="P13" style:family="paragraph" style:parent-style-name="Standard">
      <style:paragraph-properties fo:text-align="start" style:justify-single-word="false" fo:break-before="page"/>
      <style:text-properties fo:font-size="12pt" style:text-underline-style="none" officeooo:rsid="0012efd9" officeooo:paragraph-rsid="0012efd9" fo:background-color="#ec9ba4" style:font-size-asian="10.5pt" style:font-size-complex="12pt"/>
    </style:style>
    <style:style style:name="P14" style:family="paragraph" style:parent-style-name="Standard">
      <style:paragraph-properties fo:text-align="start" style:justify-single-word="false"/>
      <style:text-properties fo:font-size="12pt" style:text-underline-style="none" officeooo:rsid="0012efd9" officeooo:paragraph-rsid="0012efd9" style:font-size-asian="10.5pt" style:font-size-complex="12pt"/>
    </style:style>
    <style:style style:name="P15" style:family="paragraph" style:parent-style-name="Standard">
      <style:paragraph-properties fo:text-align="start" style:justify-single-word="false"/>
      <style:text-properties fo:font-size="12pt" style:text-underline-style="none" officeooo:rsid="00173e10" officeooo:paragraph-rsid="00173e10" style:font-size-asian="10.5pt" style:font-size-complex="12pt"/>
    </style:style>
    <style:style style:name="P16" style:family="paragraph" style:parent-style-name="Standard">
      <style:paragraph-properties fo:text-align="start" style:justify-single-word="false"/>
      <style:text-properties fo:font-size="12pt" style:text-underline-style="none" officeooo:rsid="00145cbf" officeooo:paragraph-rsid="00145cbf" style:font-size-asian="10.5pt" style:font-size-complex="12pt"/>
    </style:style>
    <style:style style:name="P17" style:family="paragraph" style:parent-style-name="Standard">
      <style:paragraph-properties fo:text-align="start" style:justify-single-word="false"/>
      <style:text-properties fo:font-size="12pt" style:text-underline-style="none" officeooo:rsid="0017c825" officeooo:paragraph-rsid="001d78af" style:font-size-asian="10.5pt" style:font-size-complex="12pt"/>
    </style:style>
    <style:style style:name="P18" style:family="paragraph" style:parent-style-name="Standard">
      <style:paragraph-properties fo:text-align="start" style:justify-single-word="false"/>
      <style:text-properties fo:font-size="12pt" style:text-underline-style="none" officeooo:rsid="001d78af" officeooo:paragraph-rsid="001d78af" style:font-size-asian="10.5pt" style:font-size-complex="12pt"/>
    </style:style>
    <style:style style:name="P19" style:family="paragraph" style:parent-style-name="Standard">
      <style:paragraph-properties fo:text-align="start" style:justify-single-word="false"/>
      <style:text-properties fo:font-size="12pt" style:text-underline-style="none" officeooo:rsid="0017c825" officeooo:paragraph-rsid="0017c825" style:font-size-asian="10.5pt" style:font-size-complex="12pt"/>
    </style:style>
    <style:style style:name="P20" style:family="paragraph" style:parent-style-name="Standard">
      <style:paragraph-properties fo:text-align="start" style:justify-single-word="false"/>
      <style:text-properties fo:font-size="12pt" style:text-underline-style="none" officeooo:rsid="00188d5e" officeooo:paragraph-rsid="00188d5e" style:font-size-asian="10.5pt" style:font-size-complex="12pt"/>
    </style:style>
    <style:style style:name="P21" style:family="paragraph" style:parent-style-name="Standard">
      <style:paragraph-properties fo:text-align="start" style:justify-single-word="false"/>
      <style:text-properties fo:font-size="12pt" style:text-underline-style="none" officeooo:rsid="00188d5e" officeooo:paragraph-rsid="00188d5e" fo:background-color="#b4c7dc" style:font-size-asian="10.5pt" style:font-size-complex="12pt"/>
    </style:style>
    <style:style style:name="P22" style:family="paragraph" style:parent-style-name="Standard">
      <style:paragraph-properties fo:text-align="start" style:justify-single-word="false"/>
      <style:text-properties fo:font-size="12pt" style:text-underline-style="none" officeooo:rsid="00188d5e" officeooo:paragraph-rsid="00188d5e" fo:background-color="#ffff6d" style:font-size-asian="10.5pt" style:font-size-complex="12pt"/>
    </style:style>
    <style:style style:name="P23" style:family="paragraph" style:parent-style-name="Standard">
      <style:paragraph-properties fo:text-align="start" style:justify-single-word="false"/>
      <style:text-properties fo:font-size="12pt" style:text-underline-style="none" officeooo:rsid="00188d5e" officeooo:paragraph-rsid="00188d5e" fo:background-color="#a1467e" style:font-size-asian="10.5pt" style:font-size-complex="12pt"/>
    </style:style>
    <style:style style:name="P24" style:family="paragraph" style:parent-style-name="Standard">
      <style:paragraph-properties fo:text-align="start" style:justify-single-word="false"/>
      <style:text-properties fo:font-size="12pt" style:text-underline-style="none" officeooo:rsid="00188d5e" officeooo:paragraph-rsid="00188d5e" fo:background-color="#ff972f" style:font-size-asian="10.5pt" style:font-size-complex="12pt"/>
    </style:style>
    <style:style style:name="P25" style:family="paragraph" style:parent-style-name="Standard">
      <style:paragraph-properties fo:text-align="start" style:justify-single-word="false"/>
      <style:text-properties fo:font-size="12pt" style:text-underline-style="none" officeooo:rsid="001928ab" officeooo:paragraph-rsid="001928ab" style:font-size-asian="10.5pt" style:font-size-complex="12pt"/>
    </style:style>
    <style:style style:name="P26" style:family="paragraph" style:parent-style-name="Standard">
      <style:paragraph-properties fo:text-align="start" style:justify-single-word="false"/>
      <style:text-properties fo:font-size="12pt" style:text-underline-style="none" officeooo:rsid="00188d5e" officeooo:paragraph-rsid="001928ab" fo:background-color="#b4c7dc" style:font-size-asian="10.5pt" style:font-size-complex="12pt"/>
    </style:style>
    <style:style style:name="P27" style:family="paragraph" style:parent-style-name="Standard">
      <style:paragraph-properties fo:text-align="start" style:justify-single-word="false" fo:break-before="page"/>
      <style:text-properties fo:font-size="12pt" style:text-underline-style="none" officeooo:rsid="00188d5e" officeooo:paragraph-rsid="001928ab" fo:background-color="#b4c7dc" style:font-size-asian="10.5pt" style:font-size-complex="12pt"/>
    </style:style>
    <style:style style:name="P28" style:family="paragraph" style:parent-style-name="Standard">
      <style:paragraph-properties fo:text-align="start" style:justify-single-word="false"/>
      <style:text-properties fo:font-size="12pt" style:text-underline-style="none" officeooo:rsid="001928ab" officeooo:paragraph-rsid="001928ab" fo:background-color="transparent" style:font-size-asian="10.5pt" style:font-size-complex="12pt"/>
    </style:style>
    <style:style style:name="P29" style:family="paragraph" style:parent-style-name="Standard">
      <style:paragraph-properties fo:text-align="start" style:justify-single-word="false"/>
      <style:text-properties fo:font-size="12pt" style:text-underline-style="none" officeooo:rsid="001928ab" officeooo:paragraph-rsid="001aca2e" fo:background-color="transparent" style:font-size-asian="10.5pt" style:font-size-complex="12pt"/>
    </style:style>
    <style:style style:name="P30" style:family="paragraph" style:parent-style-name="Standard">
      <style:paragraph-properties fo:text-align="start" style:justify-single-word="false"/>
      <style:text-properties fo:font-size="12pt" style:text-underline-style="none" officeooo:rsid="00188d5e" officeooo:paragraph-rsid="001aca2e" fo:background-color="#ffff6d" style:font-size-asian="10.5pt" style:font-size-complex="12pt"/>
    </style:style>
    <style:style style:name="P31" style:family="paragraph" style:parent-style-name="Standard">
      <style:paragraph-properties fo:text-align="start" style:justify-single-word="false"/>
      <style:text-properties fo:font-size="12pt" style:text-underline-style="none" officeooo:rsid="00188d5e" officeooo:paragraph-rsid="001aca2e" fo:background-color="#a1467e" style:font-size-asian="10.5pt" style:font-size-complex="12pt"/>
    </style:style>
    <style:style style:name="P32" style:family="paragraph" style:parent-style-name="Standard">
      <style:paragraph-properties fo:text-align="start" style:justify-single-word="false"/>
      <style:text-properties fo:font-size="12pt" style:text-underline-style="none" officeooo:rsid="00188d5e" officeooo:paragraph-rsid="001aca2e" fo:background-color="#ff972f" style:font-size-asian="10.5pt" style:font-size-complex="12pt"/>
    </style:style>
    <style:style style:name="P33" style:family="paragraph" style:parent-style-name="Standard">
      <style:paragraph-properties fo:text-align="start" style:justify-single-word="false"/>
      <style:text-properties fo:font-size="12pt" style:text-underline-style="none" officeooo:rsid="00188d5e" officeooo:paragraph-rsid="001bc3c4" fo:background-color="#afd095" style:font-size-asian="10.5pt" style:font-size-complex="12pt"/>
    </style:style>
    <style:style style:name="P34" style:family="paragraph" style:parent-style-name="Standard">
      <style:paragraph-properties fo:text-align="start" style:justify-single-word="false"/>
      <style:text-properties fo:font-size="12pt" style:text-underline-style="none" officeooo:rsid="001bc3c4" officeooo:paragraph-rsid="001bc3c4" fo:background-color="transparent" style:font-size-asian="10.5pt" style:font-size-complex="12pt"/>
    </style:style>
    <style:style style:name="P35" style:family="paragraph" style:parent-style-name="Standard">
      <style:paragraph-properties fo:text-align="start" style:justify-single-word="false"/>
      <style:text-properties fo:font-size="12pt" style:text-underline-style="none" officeooo:rsid="00201049" officeooo:paragraph-rsid="00201049" fo:background-color="transparent" style:font-size-asian="10.5pt" style:font-size-complex="12pt"/>
    </style:style>
    <style:style style:name="P36" style:family="paragraph" style:parent-style-name="Standard">
      <style:paragraph-properties fo:text-align="start" style:justify-single-word="false" fo:break-before="page"/>
      <style:text-properties fo:font-size="12pt" style:text-underline-style="none" officeooo:rsid="00188d5e" officeooo:paragraph-rsid="0021adc8" fo:background-color="#a1467e" style:font-size-asian="10.5pt" style:font-size-complex="12pt"/>
    </style:style>
    <style:style style:name="P37" style:family="paragraph" style:parent-style-name="Standard">
      <style:paragraph-properties fo:text-align="start" style:justify-single-word="false"/>
      <style:text-properties fo:font-size="12pt" style:text-underline-style="none" officeooo:rsid="00188d5e" officeooo:paragraph-rsid="0022aef0" fo:background-color="#ff972f" style:font-size-asian="10.5pt" style:font-size-complex="12pt"/>
    </style:style>
    <style:style style:name="P38" style:family="paragraph" style:parent-style-name="Standard">
      <style:paragraph-properties fo:text-align="start" style:justify-single-word="false"/>
      <style:text-properties fo:font-size="12pt" style:text-underline-style="none" officeooo:rsid="0022aef0" officeooo:paragraph-rsid="0022aef0" fo:background-color="transparent" style:font-size-asian="10.5pt" style:font-size-complex="12pt"/>
    </style:style>
    <style:style style:name="P39" style:family="paragraph" style:parent-style-name="Standard">
      <style:paragraph-properties fo:text-align="start" style:justify-single-word="false"/>
      <style:text-properties fo:font-size="12pt" style:text-underline-style="none" officeooo:rsid="002457d5" officeooo:paragraph-rsid="002457d5" fo:background-color="#bf819e" style:font-size-asian="10.5pt" style:font-size-complex="12pt"/>
    </style:style>
    <style:style style:name="P40" style:family="paragraph" style:parent-style-name="Standard">
      <style:paragraph-properties fo:text-align="start" style:justify-single-word="false"/>
      <style:text-properties fo:font-size="12pt" style:text-underline-style="none" officeooo:rsid="002457d5" officeooo:paragraph-rsid="002457d5" fo:background-color="#ffaa95" style:font-size-asian="10.5pt" style:font-size-complex="12pt"/>
    </style:style>
    <style:style style:name="P41" style:family="paragraph" style:parent-style-name="Standard">
      <style:paragraph-properties fo:text-align="start" style:justify-single-word="false"/>
      <style:text-properties fo:font-size="12pt" style:text-underline-style="none" officeooo:rsid="002457d5" officeooo:paragraph-rsid="002457d5" fo:background-color="#ffffa6" style:font-size-asian="10.5pt" style:font-size-complex="12pt"/>
    </style:style>
    <style:style style:name="T1" style:family="text">
      <style:text-properties officeooo:rsid="000e8fad"/>
    </style:style>
    <style:style style:name="T2" style:family="text">
      <style:text-properties officeooo:rsid="00112daa"/>
    </style:style>
    <style:style style:name="T3" style:family="text">
      <style:text-properties fo:background-color="#81d41a" loext:char-shading-value="0"/>
    </style:style>
    <style:style style:name="T4" style:family="text">
      <style:text-properties fo:background-color="#b4c7dc" loext:char-shading-value="0"/>
    </style:style>
    <style:style style:name="T5" style:family="text">
      <style:text-properties officeooo:rsid="0012efd9"/>
    </style:style>
    <style:style style:name="T6" style:family="text">
      <style:text-properties officeooo:rsid="00173e10"/>
    </style:style>
    <style:style style:name="T7" style:family="text">
      <style:text-properties fo:font-size="12pt" style:text-underline-style="none" officeooo:rsid="0012efd9" style:font-size-asian="10.5pt" style:font-size-complex="12pt"/>
    </style:style>
    <style:style style:name="T8" style:family="text">
      <style:text-properties officeooo:rsid="00188d5e"/>
    </style:style>
    <style:style style:name="T9" style:family="text">
      <style:text-properties fo:background-color="#afd095" loext:char-shading-value="0"/>
    </style:style>
    <style:style style:name="T10" style:family="text">
      <style:text-properties officeooo:rsid="001928ab"/>
    </style:style>
    <style:style style:name="T11" style:family="text">
      <style:text-properties officeooo:rsid="001aca2e"/>
    </style:style>
    <style:style style:name="T12" style:family="text">
      <style:text-properties officeooo:rsid="00188d5e" fo:background-color="#ffff6d" loext:char-shading-value="0"/>
    </style:style>
    <style:style style:name="T13" style:family="text">
      <style:text-properties officeooo:rsid="0022aef0"/>
    </style:style>
    <style:style style:name="T14" style:family="text">
      <style:text-properties fo:background-color="#afd095" loext:char-shading-value="0"/>
    </style:style>
    <style:style style:name="T15" style:family="text">
      <style:text-properties fo:background-color="#b4c7dc" loext:char-shading-value="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tore Intro</text:p>
      <text:p text:style-name="P2"/>
      <text:p text:style-name="P3">Taking off into the sky is breath-taking, another part of core-world life you’re yet to adjust to. From inside the car, you can see hundreds, if not thousands of other cars forming lines of airborne traffic, navigating their way like a nest of busy bees trying to keep their hive together in the morning sun. Looking around, you can see there’s a clear distinction between the layers of this world, none of these cars seem to be descending at all to the ground floor of the planet. Come to think of it, you’ve been here for about a month now, and you’ve only ever seen the middle layer, since all the buildings are connected with large walkable high-ways it’s easy enough to treat this layer as a world in enough of itself. The ride only lasts a few minutes before you’re taken behind a building on this same middle layer, and docking into another large garage hanger that seals itself behind you, letting you all step out onto the concrete floor of the <text:span text:style-name="T1">Hanger.</text:span></text:p>
      <text:p text:style-name="P3"/>
      <text:p text:style-name="P4">Stepping out, it’s fairly empty except for some bolted down cabinets just like Wyrld’s garage, the only notable difference 2 distinct doors – one on a shorter wall and one on a longer one. Wyrld hands Wylatt a key, telling him to go through the door on the smaller wall on the side, before turning to you.</text:p>
      <text:p text:style-name="P4"/>
      <text:p text:style-name="P4">“Well darlin’, there’s a couple things we need done ‘ere first! My son will start bringing in some of the boxes from storage that we had shipped in the other night, and you’ll be helping me set up th’ front!”</text:p>
      <text:p text:style-name="P4"/>
      <text:p text:style-name="P4">Her smile beams, despite the work ahead she seems about to burst with energy – and it’s hard to not feel some of that excitement too. She reaches out a hand, ready for you to take.<text:line-break/><text:line-break/>“C’mon now! Don’t just stand there, let’s go~”<text:line-break/><text:line-break/>[Take Hand] [Just follow]</text:p>
      <text:p text:style-name="P4"/>
      <text:p text:style-name="P4">If take hand: Her ocean blue hand is soft against yours. Slimey wouldn’t be the right word for it, as the surface tension of her body doesn’t leave your hand gooey in any way – but it’s gentle, like holding a stable body of water. Hand in hand, you walk on into the newly renovated store.</text:p>
      <text:p text:style-name="P4"/>
      <text:p text:style-name="P4">If just follow: Embarrased by the gesture you shake your head slightly and take the lead through the door instead, egging her on a little to not be a slow poke.</text:p>
      <text:p text:style-name="P4"/>
      <text:p text:style-name="P4">Both:</text:p>
      <text:p text:style-name="P4"/>
      <text:p text:style-name="P5">Stepping inside reveals just how wonderful these renovations were. Where once was a store with shabby walls and floors, now stands a clean storefront you’d find in a high class retail environment. There walls themselves seemed to be lined with white tiling, contrasting nicely with the inky black stained wooden flooring. You stand behind the desk on entry, made of what seems to be the same wood as the floor but with a classy white marbel top where a register sits. <text:s/>On either side of the large desk are 2 glass cabinets which look fancier than the rest of the shelves on display. The other shelves are split into 2 catagories, sleek white metal shelves embedded into the walls and large white shelf racks are spaced throughout the main floor. There are two doors behind the counter, the one you just came through, and another that must lead to the storage room allowing quick access. On the opposite side, is the main entrance that leads out to the middle layer of <text:span text:style-name="T2">city – visible through large glass double doors.</text:span></text:p>
      <text:p text:style-name="P5"/>
      <text:p text:style-name="P6"/>
      <text:p text:style-name="P6"><text:soft-page-break/>Wyrld’s eyes light up looking around the room, that happiness from before pales in comparison to just how ecstatic she is now. You worry if she’ll explode into goo. She focuses herself as Wylatt walks into the room carrying some heavy boxes, despite his bottom heavy build he manages to carry more than you would think a femboy reasonably could and sets them down in the middle of the floor. He gives you both a short nod and heads back into the storage, leaving you and Wyrld to begin unpacking…</text:p>
      <text:p text:style-name="P6"/>
      <text:p text:style-name="P6">And so you two begin, opening up the first box – you’re greeted with a variety of butt plugs and lube. You blush a little, and Wyrld teases you for it<text:line-break/><text:line-break/>“Don’t go getting’ all shy now! You’re gonna have to sell these too y’know? Or are you thinking of taking one home with you?~”<text:line-break/><text:line-break/><text:span text:style-name="T3">[No!] Hover: I… I wouldn’t dream of it!</text:span><text:line-break/><text:span text:style-name="T4">[Possibly…] Hover: Well… It could be useful to have some toys at home...</text:span></text:p>
      <text:p text:style-name="P7">[You.] Hover: I was wondering if we could try some of these out together?</text:p>
      <text:p text:style-name="P6"/>
      <text:p text:style-name="P8">If No!:</text:p>
      <text:p text:style-name="P6">You protest, denying any sort of lewd thoughts! Wyld laughs a little, but doesn’t push you any further<text:line-break/><text:line-break/>“Whatever y’say cutie! Just make sure y’ don’t go being too standoffish around the clients! Not sayin’ fuck everyone who comes in either, ‘course~”<text:line-break/><text:line-break/>Respectfully you nod, what she’s saying makes sense. You push away any embarrasing thoughts cropping to the top of your mind and begin to unpack…</text:p>
      <text:p text:style-name="P6"/>
      <text:p text:style-name="P9">[Next]</text:p>
      <text:p text:style-name="P10"/>
      <text:p text:style-name="P11">If Possibly…</text:p>
      <text:p text:style-name="P10">You wonder out loud if it’d be useful to have stuff like this at home… You don’t really have much experience yet, and it might be nice to explore.</text:p>
      <text:p text:style-name="P10"/>
      <text:p text:style-name="P10">Smiling, wryld opens up to you</text:p>
      <text:p text:style-name="P10"/>
      <text:p text:style-name="P10">“Of ‘course cutie! You’ll have to pay for things as anybody else would but you will get a discount naturally since you work here. And… You’re more than right! It’s okay to take time and explore yourself, healthy even for a growing {if male: boy | if female: girl | if neutral: little bean} like you. Besides, if you need any help or demonstrations you can always come to me~ Not to brag but… I’m kind of an expert!”</text:p>
      <text:p text:style-name="P10"/>
      <text:p text:style-name="P10">There’s a proud look to her as she talks to you, she really is an expert – why else would she open a business like this? You wonder if you might be able to take her up on that offer later. <text:span text:style-name="T5">For now, you get back to the task at hand.</text:span></text:p>
      <text:p text:style-name="P10"/>
      <text:p text:style-name="P10"><text:s/><text:span text:style-name="T6">+ 10 Lust</text:span></text:p>
      <text:p text:style-name="P10"/>
      <text:p text:style-name="P9">[Next]</text:p>
      <text:p text:style-name="P10"/>
      <text:p text:style-name="P12"/>
      <text:p text:style-name="P13">If You.</text:p>
      <text:p text:style-name="P14">You take on a flirty tone, and ask her if you could try some of this stuff at home with her.</text:p>
      <text:p text:style-name="P14"><text:span text:style-name="T7"/></text:p>
      <text:p text:style-name="P14">Wyrld’s already blue cheeks blush a slightly deeper shade. She’s probably heard this stuff countless times from customers, but you can tell she wasn’t expecting that to come from you. <text:line-break/><text:line-break/>“Well I’ll be, someone’s gettin’ confident now aren’t we? If you do a good job here cutie, I might just be able to give you a demonstration..~ Y’know… For educational purposes of course!<text:line-break/><text:line-break/>She laughs playfully, clearly enticed by your comment, but for now gets back to work.</text:p>
      <text:p text:style-name="P14"/>
      <text:p text:style-name="P15">+ 10 Lust</text:p>
      <text:p text:style-name="P14"/>
      <text:p text:style-name="P16">[Next]</text:p>
      <text:p text:style-name="P16"/>
      <text:p text:style-name="P17">Having helped line the shelves with plenty of toys of different sizes and shapes, you decide to go check on Wylatt and see how he’s managing the shelves.</text:p>
      <text:p text:style-name="P17"/>
      <text:p text:style-name="P18">You let Wyrld know and she gives you the go ahead.</text:p>
      <text:p text:style-name="P17"/>
      <text:p text:style-name="P17">Stepping on into the storage, it’s lit pretty well, but has a cold warehouse sort of feel with shelves lined with lots of boxes and stock for the future. <text:span text:style-name="T8">The shelves stack high enough that even our tall femboy seems to need a ladder to get to the top shelf – you see him struggling to reach for something and call out to him. It startles the the femboy and he starts to fall!</text:span></text:p>
      <text:p text:style-name="P19"/>
      <text:p text:style-name="P20"><text:span text:style-name="T4">[Save him]</text:span> <text:span text:style-name="T9">[Just watch]</text:span></text:p>
      <text:p text:style-name="P20"/>
      <text:p text:style-name="P21">Save Him: If playerAgility &gt;= 14</text:p>
      <text:p text:style-name="P20">You’re quick on your feet, and you manage to catch up and stabilise the ladder, letting Wylatt catch his balance.</text:p>
      <text:p text:style-name="P20"/>
      <text:p text:style-name="P20">“Thank you! I’d be in a bit of trouble if it weren’t for you!”</text:p>
      <text:p text:style-name="P20"/>
      <text:p text:style-name="P20">He smiles down at you before reaching back for the package on the top shelf – giving you a good look of his incredibly plush backside. It’s not too long before he gets a good grasp of it with one arm and climbs down the ladder, placing the box on the floor for the moment. He turns to you, smiling bashfully.<text:line-break/><text:line-break/>“Really… Thank you {playerName}. I could’ve gotten pretty badly hurt if you weren’t here just now. I don’t really have many credits on me right now but, surely there’s some way I can pay you back?”</text:p>
      <text:p text:style-name="P22">[Credits]: Hover – We’ll both get credits later, just some of your share is fine.</text:p>
      <text:p text:style-name="P23">[Don’t worry]: Hover – Don’t worry about it, I’m just happy to help Wylatt!</text:p>
      <text:p text:style-name="P24">[“Help”]: Hover – <text:span text:style-name="T10">Well… If you don’t mind… You’re really cute, maybe you can help me out here..?</text:span></text:p>
      <text:p text:style-name="P25"/>
      <text:p text:style-name="P26"/>
      <text:p text:style-name="P27">Save Him: If playerAgility &lt; 14</text:p>
      <text:p text:style-name="P28">You’re not quite fast enough, as you reach for the ladder it’s already too late! It collapses, but you manage to save Wylatt… Or at least you break his fall. The ladder scatters to the side, and atop of you is Wylatt who is unintentionally pinning you to the floor with his cushy rump resting right in front of your face.</text:p>
      <text:p text:style-name="P28"/>
      <text:p text:style-name="P28">- 5 HP</text:p>
      <text:p text:style-name="P28">+ 10 Lust</text:p>
      <text:p text:style-name="P28"/>
      <text:p text:style-name="P28">Seems his face is down the other end, and when he realises he’s quick to try and scramble back to his feet, offering you a hand to help you up. Once you’re both on your feet, he scratches the back of his head, eyes darting away from you from embarrasment. <text:span text:style-name="T11">Luckily, seems the box he was looking for landed off to the side too.</text:span></text:p>
      <text:p text:style-name="P28"/>
      <text:p text:style-name="P29">“<text:span text:style-name="T8">Thank you {playerName}. I could’ve gotten pretty badly hurt if you weren’t here just now. I don’t really have many credits on me right now but, surely there’s some way I can pay you back?”</text:span></text:p>
      <text:p text:style-name="P29"/>
      <text:p text:style-name="P30">[Credits]: Hover – We’ll both get credits later, just some of your share is fine.</text:p>
      <text:p text:style-name="P31">[Don’t worry]: Hover – Don’t worry about it, I’m just happy to help Wylatt!</text:p>
      <text:p text:style-name="P32">[“Help”]: Hover – <text:span text:style-name="T10">Well… If you don’t mind… You’re really cute, maybe you can help me out here..?</text:span></text:p>
      <text:p text:style-name="P32"/>
      <text:p text:style-name="P33">Just watch:</text:p>
      <text:p text:style-name="P34">The femboy isn’t able to stabilise himself on the wobbling ladder, and the package he was reaching for is the first to go. Next is the ladder taking Wylatt down with it. He lays down trapped under the ladder, and he turns to look at you, embarrased by the silly situation he’s found himself in.</text:p>
      <text:p text:style-name="P34"/>
      <text:p text:style-name="P34">“Ah… {playerName}, do you mind giving me a hand here?”</text:p>
      <text:p text:style-name="P34"/>
      <text:p text:style-name="P34">You take the ladder off of him, and pull the boy to his feet. He smiles bashfully, thankful for the assistance. You let him know you’re sorry for startling him.</text:p>
      <text:p text:style-name="P34"/>
      <text:p text:style-name="P34">“Ah.. T..thank you. It’s no trouble, this dodgy thing really needs to be replaced. But… Still, thank you for helping me up! If you could take that box out to Wyrld… It’d be really appreciated.”<text:line-break/><text:line-break/>He picks up the box that fell on the floor, handing it to you.</text:p>
      <text:p text:style-name="P34">[Next]</text:p>
      <text:p text:style-name="P34"/>
      <text:p text:style-name="P35"><text:span text:style-name="T12">Credits</text:span>: </text:p>
      <text:p text:style-name="P35">“You want half?!”</text:p>
      <text:p text:style-name="P35"/>
      <text:p text:style-name="P35">The pale femboy’s eyes widen, taken aback by your request.<text:line-break/><text:line-break/>“I don’t want to come off rude.. But that’s a little steep don’t you think? How about.. 20%?”<text:line-break/><text:line-break/>Given you did help but didn’t do half his job, you reason that’s fair, a greedy smirk on your lip.<text:line-break/><text:line-break/>“Well.. Thank you anyways. I do appreciate it. You should probably take this package out to Wyrld, I’m sure she’s looking for it.”</text:p>
      <text:p text:style-name="P36">Don’t worry:</text:p>
      <text:p text:style-name="P35">“Ah, but… Surely there’s something you’d like?”<text:line-break/><text:line-break/>Wylatt is a little confused by your response, but a slight smirk crawls up his lip.</text:p>
      <text:p text:style-name="P35"/>
      <text:p text:style-name="P35">“Well, you did help me so… I’ll find a way to pay you back! Meet me at the Gym later, and I’ll have something prepared for you okay?”<text:line-break/><text:line-break/>You don’t know what he has planned for you, but judging by his excitement you can only hope it’s within his already limited budged. Before you get to respond, he cuts in with a request for you.</text:p>
      <text:p text:style-name="P35"/>
      <text:p text:style-name="P35">“Oh! Don’t go leaving without this. Kinda… The whole reason I ended up there. Heh..”<text:line-break/><text:line-break/>He awkwardly picks up the box and hands it to you <text:span text:style-name="T13">leaving you to carry the rather heavy cardboard out to the main floor.</text:span></text:p>
      <text:p text:style-name="P35"/>
      <text:p text:style-name="P37">“Help”:</text:p>
      <text:p text:style-name="P38">Wylatt’s deep blue eyes widen, cheeks flushed with embarrasment. He eyes up your {playerStature} figure, narrowing eagerly as they wonder over your hips before returning his gaze back to yours. It’s hard not to feel a little objectified, but it’s not like you didn’t ask for it.<text:line-break/><text:line-break/>“I… I can probabaly help you out with that. We’ll have to be quick though, Wyrld might get mad if we waste too much time.”</text:p>
      <text:p text:style-name="P38"/>
      <text:p text:style-name="P38">A mix of desire and nerves twist his face a little, biting his lower lip as he struggles to keep eye contact.<text:line-break/><text:line-break/>“So…. How are we gonna do this, {playerName}?</text:p>
      <text:p text:style-name="P38"/>
      <text:p text:style-name="P38"><text:span text:style-name="T14">[Recieve Head]: Hover – Have the cutie get on his knees and pay you back with a little lovin’?</text:span><text:line-break/><text:span text:style-name="T15">[Recieve Cunnilingus]: Hover – Put that slutty little boy’s tongue to work!</text:span></text:p>
      <text:p text:style-name="P39">[Give Head]: Hover – A strange way to have someone “help” you… But even cock-hungry sluts like you need a little love.</text:p>
      <text:p text:style-name="P40">[Anal]: Hover – That ass is too cute to pass up… Surely you’ll be quick enough before Wyrld notices right?</text:p>
      <text:p text:style-name="P41">[Never mind…]: Hover – You can always call this favour in another ti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AU"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AU"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4-16T16:25:25.676373474</meta:creation-date>
    <dc:date>2026-04-25T16:56:09.106854527</dc:date>
    <meta:editing-duration>PT4H41M56S</meta:editing-duration>
    <meta:editing-cycles>15</meta:editing-cycles>
    <meta:generator>LibreOffice/25.2.3.2$Linux_X86_64 LibreOffice_project/520$Build-2</meta:generator>
    <meta:document-statistic meta:table-count="0" meta:image-count="0" meta:object-count="0" meta:page-count="5" meta:paragraph-count="67" meta:word-count="2155" meta:character-count="11605" meta:non-whitespace-character-count="9476"/>
  </office:meta>
</office:document-meta>
</file>